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52cm" draw:marker-start-width="0.66cm" draw:marker-end-width="0.66cm" svg:stroke-opacity="40%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203cm" svg:stroke-color="#ff3333" draw:marker-start-width="0.813cm" draw:marker-end-width="0.813cm" svg:stroke-linecap="round" draw:fill="none" draw:textarea-vertical-align="middle" fo:padding-top="0.226cm" fo:padding-bottom="0.226cm" fo:padding-left="0.351cm" fo:padding-right="0.351cm"/>
    </style:style>
    <style:style style:name="gr6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draw:stroke="dash" draw:stroke-dash="Fine_20_Dashed"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dash" draw:stroke-dash="Fine_20_Dashed" svg:stroke-width="0.152cm" svg:stroke-color="#3333ff" draw:marker-start-width="0.66cm" draw:marker-end-width="0.66cm" draw:textarea-vertical-align="middle" fo:padding-top="0.201cm" fo:padding-bottom="0.201cm" fo:padding-left="0.326cm" fo:padding-right="0.326cm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objectwithoutfill">
      <style:graphic-properties draw:stroke="dash" draw:stroke-dash="Fine_20_Dashed" svg:stroke-width="0.152cm" svg:stroke-color="#3333ff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1" style:family="graphic" style:parent-style-name="objectwithoutfill">
      <style:graphic-properties draw:stroke="solid" draw:stroke-dash="Fine_20_Dashed"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2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3" style:family="graphic" style:parent-style-name="objectwithoutfill">
      <style:graphic-properties svg:stroke-width="0.203cm" svg:stroke-color="#ff3333" draw:marker-start-width="0.813cm" draw:marker-end-width="0.813cm" draw:fill="none" draw:textarea-vertical-align="middle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2.209cm" svg:height="2.055cm" svg:x="1.9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2.209cm" svg:height="2.055cm" svg:x="1.9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2.209cm" svg:height="2.055cm" svg:x="7.5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.209cm" svg:height="2.055cm" svg:x="7.5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09cm" svg:height="1.204cm" svg:x="5.323cm" svg:y="1.081cm">
          <draw:text-box>
            <text:p><text:span text:style-name="T1">M</text:span></text:p>
          </draw:text-box>
        </draw:frame>
        <draw:frame draw:style-name="gr3" draw:text-style-name="P2" draw:layer="layout" svg:width="1.412cm" svg:height="1.204cm" svg:x="19.024cm" svg:y="1.081cm">
          <draw:text-box>
            <text:p><text:span text:style-name="T1">M'</text:span></text:p>
          </draw:text-box>
        </draw:frame>
        <draw:connector draw:style-name="gr4" draw:text-style-name="P1" draw:layer="layout" draw:type="line" svg:x1="4.183cm" svg:y1="4.029cm" svg:x2="7.574cm" svg:y2="4.029cm" draw:start-shape="id1" draw:start-glue-point="10" draw:end-shape="id2" draw:end-glue-point="6" svg:d="M4183 4029h3391" svg:viewBox="0 0 3392 1">
          <text:p/>
        </draw:connector>
        <draw:custom-shape draw:style-name="gr2" draw:text-style-name="P1" xml:id="id1" draw:id="id1" draw:layer="layout" svg:width="2.209cm" svg:height="2.055cm" svg:x="1.9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209cm" svg:height="2.055cm" svg:x="7.5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683cm" svg:y1="4.029cm" svg:x2="21.074cm" svg:y2="4.029cm" draw:start-shape="id3" draw:start-glue-point="10" draw:end-shape="id4" draw:end-glue-point="6" svg:d="M17683 4029h3391" svg:viewBox="0 0 3392 1">
          <text:p/>
        </draw:connector>
        <draw:custom-shape draw:style-name="gr2" draw:text-style-name="P1" xml:id="id3" draw:id="id3" draw:layer="layout" svg:width="2.209cm" svg:height="2.055cm" svg:x="15.4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.209cm" svg:height="2.055cm" svg:x="21.0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4.183cm" svg:y1="10.829cm" svg:x2="7.574cm" svg:y2="7.429cm" draw:start-shape="id5" draw:start-glue-point="10" draw:end-shape="id6" draw:end-glue-point="6" svg:d="M4183 10829l3391-3400" svg:viewBox="0 0 3392 3401">
          <text:p/>
        </draw:connector>
        <draw:custom-shape draw:style-name="gr1" draw:text-style-name="P1" xml:id="id5" draw:id="id5" draw:layer="layout" svg:width="2.209cm" svg:height="2.055cm" svg:x="1.9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209cm" svg:height="2.055cm" svg:x="7.5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7.683cm" svg:y1="7.429cm" svg:x2="21.074cm" svg:y2="7.429cm" draw:start-shape="id7" draw:start-glue-point="10" draw:end-shape="id8" draw:end-glue-point="6" svg:d="M17683 7429h3391" svg:viewBox="0 0 3392 1">
          <text:p/>
        </draw:connector>
        <draw:custom-shape draw:style-name="gr1" draw:text-style-name="P1" xml:id="id7" draw:id="id7" draw:layer="layout" svg:width="2.209cm" svg:height="2.055cm" svg:x="15.4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209cm" svg:height="2.055cm" svg:x="21.0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2.209cm" svg:height="2.055cm" svg:x="1.9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2.209cm" svg:height="2.055cm" svg:x="7.5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7.683cm" svg:y1="10.829cm" svg:x2="21.074cm" svg:y2="14.229cm" draw:start-shape="id9" draw:start-glue-point="10" draw:end-shape="id10" draw:end-glue-point="6" svg:d="M17683 10829l3391 3400" svg:viewBox="0 0 3392 3401">
          <text:p/>
        </draw:connector>
        <draw:custom-shape draw:style-name="gr1" draw:text-style-name="P1" xml:id="id9" draw:id="id9" draw:layer="layout" svg:width="2.209cm" svg:height="2.055cm" svg:x="15.4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209cm" svg:height="2.055cm" svg:x="21.0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2.209cm" svg:height="2.055cm" svg:x="21.0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" draw:id="id19" draw:layer="layout" svg:width="2.209cm" svg:height="2.055cm" svg:x="15.4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2.209cm" svg:height="2.055cm" svg:x="15.4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2.209cm" svg:height="2.055cm" svg:x="21.0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4.183cm" svg:y1="7.429cm" svg:x2="7.574cm" svg:y2="7.429cm" draw:start-shape="id11" draw:start-glue-point="10" draw:end-shape="id6" draw:end-glue-point="6" svg:d="M4183 7429h3391" svg:viewBox="0 0 3392 1">
          <text:p/>
        </draw:connector>
        <draw:connector draw:style-name="gr9" draw:text-style-name="P1" draw:layer="layout" draw:type="line" svg:x1="21.074cm" svg:y1="7.429cm" svg:x2="17.683cm" svg:y2="10.829cm" draw:start-shape="id8" draw:start-glue-point="6" draw:end-shape="id9" draw:end-glue-point="10" svg:d="M21074 7429l-3391 3400" svg:viewBox="0 0 3392 3401">
          <text:p/>
        </draw:connector>
        <draw:connector draw:style-name="gr9" draw:text-style-name="P1" draw:layer="layout" draw:type="line" svg:x1="7.574cm" svg:y1="14.229cm" svg:x2="4.183cm" svg:y2="17.629cm" draw:start-shape="id12" draw:start-glue-point="6" draw:end-shape="id13" draw:end-glue-point="10" svg:d="M7574 14229l-3391 3400" svg:viewBox="0 0 3392 3401">
          <text:p/>
        </draw:connector>
        <draw:connector draw:style-name="gr10" draw:text-style-name="P1" draw:layer="layout" draw:type="line" svg:x1="4.183cm" svg:y1="10.829cm" svg:x2="7.574cm" svg:y2="14.229cm" draw:start-shape="id5" draw:start-glue-point="10" draw:end-shape="id12" draw:end-glue-point="6" svg:d="M4183 10829l3391 3400" svg:viewBox="0 0 3392 3401">
          <text:p/>
        </draw:connector>
        <draw:connector draw:style-name="gr11" draw:text-style-name="P1" draw:layer="layout" draw:type="line" svg:x1="17.683cm" svg:y1="14.229cm" svg:x2="21.074cm" svg:y2="10.829cm" draw:start-shape="id14" draw:start-glue-point="10" draw:end-shape="id15" draw:end-glue-point="6" svg:d="M17683 14229l3391-3400" svg:viewBox="0 0 3392 3401">
          <text:p/>
        </draw:connector>
        <draw:connector draw:style-name="gr9" draw:text-style-name="P1" draw:layer="layout" draw:type="line" svg:x1="4.183cm" svg:y1="14.229cm" svg:x2="7.574cm" svg:y2="10.829cm" draw:start-shape="id16" draw:start-glue-point="10" draw:end-shape="id17" draw:end-glue-point="6" svg:d="M4183 14229l3391-3400" svg:viewBox="0 0 3392 3401">
          <text:p/>
        </draw:connector>
        <draw:connector draw:style-name="gr9" draw:text-style-name="P1" draw:layer="layout" draw:type="line" svg:x1="4.183cm" svg:y1="17.629cm" svg:x2="7.574cm" svg:y2="17.629cm" draw:start-shape="id13" draw:start-glue-point="10" draw:end-shape="id18" draw:end-glue-point="6" svg:d="M4183 17629h3391" svg:viewBox="0 0 3392 1">
          <text:p/>
        </draw:connector>
        <draw:connector draw:style-name="gr12" draw:text-style-name="P1" draw:layer="layout" draw:type="line" svg:x1="17.683cm" svg:y1="17.629cm" svg:x2="21.074cm" svg:y2="17.629cm" draw:start-shape="id19" draw:start-glue-point="10" draw:end-shape="id20" draw:end-glue-point="6" svg:d="M17683 17629h3391" svg:viewBox="0 0 3392 1">
          <text:p/>
        </draw:connector>
        <draw:connector draw:style-name="gr9" draw:text-style-name="P1" draw:layer="layout" draw:type="line" svg:x1="17.683cm" svg:y1="17.629cm" svg:x2="21.074cm" svg:y2="14.229cm" draw:start-shape="id19" draw:start-glue-point="10" draw:end-shape="id10" draw:end-glue-point="6" svg:d="M17683 17629l3391-3400" svg:viewBox="0 0 3392 3401">
          <text:p/>
        </draw:connector>
        <draw:connector draw:style-name="gr13" draw:text-style-name="P1" draw:layer="layout" draw:type="line" svg:x1="4.183cm" svg:y1="14.229cm" svg:x2="7.574cm" svg:y2="14.229cm" draw:start-shape="id16" draw:start-glue-point="10" draw:end-shape="id12" draw:end-glue-point="6" svg:d="M4183 14229h3391" svg:viewBox="0 0 3392 1">
          <text:p/>
        </draw:connector>
        <draw:connector draw:style-name="gr9" draw:text-style-name="P1" draw:layer="layout" draw:type="line" svg:x1="17.683cm" svg:y1="14.229cm" svg:x2="21.074cm" svg:y2="14.229cm" draw:start-shape="id14" draw:start-glue-point="10" draw:end-shape="id10" draw:end-glue-point="6" svg:d="M17683 14229h3391" svg:viewBox="0 0 339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1T12:44:25.746922562</meta:creation-date>
    <dc:date>2016-09-09T11:11:11.775284731</dc:date>
    <dc:creator>elucterio </dc:creator>
    <meta:editing-duration>PT1H52M8S</meta:editing-duration>
    <meta:editing-cycles>14</meta:editing-cycles>
    <meta:generator>LibreOffice/4.2.8.2$Linux_X86_64 LibreOffice_project/420m0$Build-2</meta:generator>
    <meta:document-statistic meta:object-count="38"/>
  </office:meta>
</office:document-meta>
</file>